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solid" draw:fill-color="#ffffff" draw:textarea-horizontal-align="left" draw:textarea-vertical-align="top" draw:fit-to-size="false" fo:padding-top="-0.737cm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Gill Sans'" style:font-family-generic="swiss" style:font-pitch="variable"/>
    </style:style>
    <style:style style:name="P3" style:family="paragraph">
      <style:paragraph-properties fo:text-align="center"/>
      <style:text-properties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family="'Gill Sans'" style:font-family-generic="swiss" style:font-pitch="variable"/>
    </style:style>
    <style:style style:name="T2" style:family="text">
      <style:text-properties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draw:layer="layout" svg:width="18.923cm" svg:height="10.16cm" svg:x="6.096cm" svg:y="1.905cm">
          <text:p text:style-name="P1"><text:span text:style-name="T1">The Java Heap</text:span></text:p>
        </draw:rect>
        <draw:rect draw:style-name="gr2" draw:text-style-name="P2" draw:id="id1" draw:layer="layout" svg:width="4.445cm" svg:height="8.89cm" svg:x="6.985cm" svg:y="2.54cm">
          <text:p text:style-name="P1"><text:span text:style-name="T1">Nursery</text:span></text:p>
          <text:p text:style-name="P1"><text:span text:style-name="T1">Space</text:span></text:p>
        </draw:rect>
        <draw:rect draw:style-name="gr2" draw:text-style-name="P2" draw:id="id2" draw:layer="layout" svg:width="8.89cm" svg:height="8.89cm" svg:x="15.24cm" svg:y="2.54cm">
          <text:p text:style-name="P1"><text:span text:style-name="T1">Mature</text:span></text:p>
          <text:p text:style-name="P1"><text:span text:style-name="T1">Space</text:span></text:p>
        </draw:rect>
        <draw:connector draw:style-name="gr3" draw:text-style-name="P3" draw:layer="layout" svg:x1="11.43cm" svg:y1="6.985cm" svg:x2="15.24cm" svg:y2="6.985cm" draw:start-shape="id1" draw:start-glue-point="1" draw:end-shape="id2" draw:end-glue-point="3" svg:d="m11430 6985h3810">
          <text:p text:style-name="P1"><text:span text:style-name="T2">object</text:span></text:p>
          <text:p text:style-name="P1"><text:span text:style-name="T2">tenuring</text:span></text:p>
        </draw:connector>
        <draw:connector draw:style-name="gr3" draw:text-style-name="P3" draw:layer="layout" svg:x1="3.175cm" svg:y1="6.985cm" svg:x2="6.985cm" svg:y2="6.985cm" draw:end-shape="id1" draw:end-glue-point="3" svg:d="m3175 6985h3810">
          <text:p text:style-name="P1"><text:span text:style-name="T2">object</text:span></text:p>
          <text:p text:style-name="P1"><text:span text:style-name="T2">allocation</text:span></text:p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22T11:56:57</meta:creation-date>
    <meta:editing-duration>PT00H53M54S</meta:editing-duration>
    <meta:editing-cycles>10</meta:editing-cycles>
    <dc:date>2010-02-22T13:31:14</dc:date>
    <meta:generator>OpenOffice.org/3.2$Unix OpenOffice.org_project/320m12$Build-9483</meta:generator>
    <meta:document-statistic meta:object-count="28"/>
  </office:meta>
</office:document-meta>
</file>